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Euclid" svg:font-family="Eucli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style:font-name="Euclid" fo:font-size="20pt" fo:language="en" fo:country="US" fo:font-weight="bold" officeooo:rsid="001eda67" officeooo:paragraph-rsid="001eda67" fo:background-color="#00000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1eda67" officeooo:paragraph-rsid="001eda67" fo:background-color="#000000"/>
    </style:style>
    <style:style style:name="P3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1eda67" officeooo:paragraph-rsid="00206eb4" fo:background-color="#000000"/>
    </style:style>
    <style:style style:name="P4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1eda67" officeooo:paragraph-rsid="00218c30" fo:background-color="#000000"/>
    </style:style>
    <style:style style:name="P5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1eda67" officeooo:paragraph-rsid="002369bc" fo:background-color="#000000"/>
    </style:style>
    <style:style style:name="P6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206eb4" officeooo:paragraph-rsid="00206eb4" fo:background-color="#000000"/>
    </style:style>
    <style:style style:name="P7" style:family="paragraph" style:parent-style-name="Standard">
      <style:paragraph-properties fo:text-align="center" style:justify-single-word="false"/>
      <style:text-properties fo:color="#ffffff" style:font-name="Euclid" fo:font-size="14pt" fo:language="en" fo:country="US" fo:font-weight="bold" officeooo:rsid="00206eb4" officeooo:paragraph-rsid="00206eb4" fo:background-color="#0000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ffff" style:font-name="Euclid" fo:font-size="14pt" fo:language="en" fo:country="US" fo:font-style="normal" fo:font-weight="bold" officeooo:rsid="00206eb4" officeooo:paragraph-rsid="00206eb4" fo:background-color="#000000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ffff" style:font-name="Euclid" fo:font-size="14pt" fo:language="en" fo:country="US" fo:font-style="normal" fo:font-weight="bold" officeooo:rsid="001eda67" officeooo:paragraph-rsid="002369bc" fo:background-color="#00000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ffff" style:font-name="Euclid" fo:font-size="12pt" fo:language="en" fo:country="US" fo:font-weight="normal" officeooo:rsid="001eda67" officeooo:paragraph-rsid="002369bc" fo:background-color="#00000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ffffff" style:font-name="Euclid" fo:font-size="12pt" fo:language="en" fo:country="US" fo:font-style="normal" fo:font-weight="normal" officeooo:rsid="001eda67" officeooo:paragraph-rsid="002369bc" fo:background-color="#00000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ffffff" style:font-name="Euclid" fo:font-size="12pt" fo:language="en" fo:country="US" fo:font-weight="normal" officeooo:rsid="001eda67" officeooo:paragraph-rsid="002369bc" fo:background-color="#00000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ffffff" style:font-name="Euclid" fo:font-size="12pt" fo:language="en" fo:country="US" fo:font-weight="normal" officeooo:rsid="001eda67" officeooo:paragraph-rsid="0026dff5" fo:background-color="#00000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206eb4" officeooo:paragraph-rsid="002369bc" fo:background-color="#000000"/>
    </style:style>
    <style:style style:name="T1" style:family="text">
      <style:text-properties officeooo:rsid="00206eb4"/>
    </style:style>
    <style:style style:name="T2" style:family="text">
      <style:text-properties officeooo:rsid="00213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<text:span text:style-name="T1">REDITS</text:span></text:p>
      <text:p text:style-name="P2"/>
      <text:p text:style-name="P2"/>
      <text:p text:style-name="P2"/>
      <text:p text:style-name="P2"/>
      <text:p text:style-name="P7">PRODUCT OWNER</text:p>
      <text:p text:style-name="P7"/>
      <text:p text:style-name="P2">Dr. Frank Reck</text:p>
      <text:p text:style-name="P4">Stephan Pavicic</text:p>
      <text:p text:style-name="P2"/>
      <text:p text:style-name="P2"/>
      <text:p text:style-name="P7">SCRUM MASTER</text:p>
      <text:p text:style-name="P7"/>
      <text:p text:style-name="P10">Patrick Hestroffer</text:p>
      <text:p text:style-name="P2">Niklas Pfadenhauer</text:p>
      <text:p text:style-name="P2"/>
      <text:p text:style-name="P2"/>
      <text:p text:style-name="P7">PROGRAMMING</text:p>
      <text:p text:style-name="P10"/>
      <text:p text:style-name="P10">Robin Burghardt</text:p>
      <text:p text:style-name="P10">Heiko Büttner</text:p>
      <text:p text:style-name="P10">Patrick Galsterer</text:p>
      <text:p text:style-name="P2">Daniel Klimann</text:p>
      <text:p text:style-name="P5">Kai Latrasse</text:p>
      <text:p text:style-name="P4">Niklas Pfadenhauer</text:p>
      <text:p text:style-name="P5">Marco Wolf</text:p>
      <text:p text:style-name="P3"/>
      <text:p text:style-name="P3"/>
      <text:p text:style-name="P8">GRAPHICS</text:p>
      <text:p text:style-name="P9"/>
      <text:p text:style-name="P11">Heiko Büttner</text:p>
      <text:p text:style-name="P5">Patrick Galsterer</text:p>
      <text:p text:style-name="P5">Paul Morgenthaler</text:p>
      <text:p text:style-name="P4"/>
      <text:p text:style-name="P2"/>
      <text:p text:style-name="P7">RULES AND TESTING</text:p>
      <text:p text:style-name="P7"/>
      <text:p text:style-name="P6">Max Baumann</text:p>
      <text:p text:style-name="P14">Robin Burghardt</text:p>
      <text:p text:style-name="P13">Heiko Büttner</text:p>
      <text:p text:style-name="P13">Patrick Galsterer</text:p>
      <text:p text:style-name="P5">Patrick Hestroffer</text:p>
      <text:p text:style-name="P6">Paul Morgenthaler</text:p>
      <text:p text:style-name="P6">Birk Röstel</text:p>
      <text:p text:style-name="P13"/>
      <text:p text:style-name="P2"/>
      <text:p text:style-name="P7">SPECIAL THANKS</text:p>
      <text:p text:style-name="P7"/>
      <text:p text:style-name="P2">to our school for providing us with extraordinary hard- and software</text:p>
      <text:p text:style-name="P2"><text:span text:style-name="T2">and</text:span> Mikail<text:span text:style-name="T1"> Tilke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Euclid" svg:font-family="Eucli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079cm" fo:margin-bottom="0cm" fo:margin-left="0.079cm" fo:margin-right="0cm" fo:background-color="#000000" style:writing-mode="lr-tb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5:59:58.464000000</meta:creation-date>
    <dc:date>2018-11-12T16:50:21.277000000</dc:date>
    <meta:editing-duration>PT11M52S</meta:editing-duration>
    <meta:editing-cycles>7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30" meta:word-count="69" meta:character-count="480" meta:non-whitespace-character-count="441"/>
  </office:meta>
</office:document-meta>
</file>